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18.74pt"/>
    </style:style>
    <style:style style:name="co6" style:family="table-column">
      <style:table-column-properties fo:break-before="auto" style:column-width="115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51.14pt"/>
    </style:style>
    <style:style style:name="co10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edge_4_80_v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number-columns-repeated="12"/>
          <table:table-cell office:value-type="string" calcext:value-type="string">
            <text:p>widths (right to lef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; first pol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5 X3.5 Y-.5256</text:p>
          </table:table-cell>
          <table:table-cell office:value-type="string" calcext:value-type="string">
            <text:p>S</text:p>
          </table:table-cell>
          <table:table-cell table:formula="of:=[.J3]/1000*0.2/(2.85*2.85/4)/PI(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[.K3]/1000*0.2/(2.85*2.85/4)/PI()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13.246 Y-.4419</text:p>
          </table:table-cell>
          <table:table-cell office:value-type="string" calcext:value-type="string">
            <text:p>S</text:p>
          </table:table-cell>
          <table:table-cell table:formula="of:=[.J4]/1000*0.2/(2.85*2.85/4)/PI()" office:value-type="float" office:value="0.0156754637702082" calcext:value-type="float">
            <text:p>0.015675463770208</text:p>
          </table:table-cell>
          <table:table-cell office:value-type="string" calcext:value-type="string">
            <text:p>E</text:p>
          </table:table-cell>
          <table:table-cell table:formula="of:=[.K4]/1000*0.2/(2.85*2.85/4)/PI()" office:value-type="float" office:value="0.0138530343522838" calcext:value-type="float">
            <text:p>0.013853034352284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441.87" calcext:value-type="float">
            <text:p>441.87</text:p>
          </table:table-cell>
          <table:table-cell/>
          <table:table-cell office:value-type="float" office:value="441.87" calcext:value-type="float">
            <text:p>441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14.2753 Y0</text:p>
          </table:table-cell>
          <table:table-cell office:value-type="string" calcext:value-type="string">
            <text:p>S</text:p>
          </table:table-cell>
          <table:table-cell table:formula="of:=[.J5]/1000*0.2/(2.85*2.85/4)/PI()" office:value-type="float" office:value="0.0138530343522838" calcext:value-type="float">
            <text:p>0.013853034352284</text:p>
          </table:table-cell>
          <table:table-cell office:value-type="string" calcext:value-type="string">
            <text:p>E</text:p>
          </table:table-cell>
          <table:table-cell table:formula="of:=[.K5]/1000*0.2/(2.85*2.85/4)/PI()" office:value-type="float" office:value="0.0156165240264322" calcext:value-type="float">
            <text:p>0.015616524026432</text:p>
          </table:table-cell>
          <table:table-cell table:number-columns-repeated="4"/>
          <table:table-cell office:value-type="float" office:value="441.87" calcext:value-type="float">
            <text:p>441.87</text:p>
          </table:table-cell>
          <table:table-cell office:value-type="float" office:value="498.12" calcext:value-type="float">
            <text:p>498.12</text:p>
          </table:table-cell>
          <table:table-cell/>
          <table:table-cell office:value-type="float" office:value="498.12" calcext:value-type="float">
            <text:p>498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23.4994 Y0</text:p>
          </table:table-cell>
          <table:table-cell office:value-type="string" calcext:value-type="string">
            <text:p>S</text:p>
          </table:table-cell>
          <table:table-cell table:formula="of:=[.J6]/1000*0.2/(2.85*2.85/4)/PI()" office:value-type="float" office:value="0.0156165240264322" calcext:value-type="float">
            <text:p>0.015616524026432</text:p>
          </table:table-cell>
          <table:table-cell office:value-type="string" calcext:value-type="string">
            <text:p>E</text:p>
          </table:table-cell>
          <table:table-cell table:formula="of:=[.K6]/1000*0.2/(2.85*2.85/4)/PI()" office:value-type="float" office:value="0.013536703493401" calcext:value-type="float">
            <text:p>0.013536703493401</text:p>
          </table:table-cell>
          <table:table-cell table:number-columns-repeated="4"/>
          <table:table-cell office:value-type="float" office:value="498.12" calcext:value-type="float">
            <text:p>498.12</text:p>
          </table:table-cell>
          <table:table-cell office:value-type="float" office:value="431.78" calcext:value-type="float">
            <text:p>431.78</text:p>
          </table:table-cell>
          <table:table-cell/>
          <table:table-cell office:value-type="float" office:value="431.78" calcext:value-type="float">
            <text:p>431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14.2753 Y0</text:p>
          </table:table-cell>
          <table:table-cell office:value-type="string" calcext:value-type="string">
            <text:p>S</text:p>
          </table:table-cell>
          <table:table-cell table:formula="of:=[.J7]/1000*0.2/(2.85*2.85/4)/PI(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[.K7]/1000*0.2/(2.85*2.85/4)/PI()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5.62" calcext:value-type="float">
            <text:p>495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13.246 Y.4419</text:p>
          </table:table-cell>
          <table:table-cell office:value-type="string" calcext:value-type="string">
            <text:p>S</text:p>
          </table:table-cell>
          <table:table-cell table:formula="of:=[.J8]/1000*0.2/(2.85*2.85/4)/PI(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[.K8]/1000*0.2/(2.85*2.85/4)/PI()" office:value-type="float" office:value="0.0138530343522838" calcext:value-type="float">
            <text:p>0.01385303435228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41.87" calcext:value-type="float">
            <text:p>441.87</text:p>
          </table:table-cell>
          <table:table-cell/>
          <table:table-cell office:value-type="float" office:value="419.89" calcext:value-type="float">
            <text:p>419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3.5 Y.5256</text:p>
          </table:table-cell>
          <table:table-cell office:value-type="string" calcext:value-type="string">
            <text:p>S</text:p>
          </table:table-cell>
          <table:table-cell table:formula="of:=[.J9]/1000*0.2/(2.85*2.85/4)/PI()" office:value-type="float" office:value="0.0138530343522838" calcext:value-type="float">
            <text:p>0.013853034352284</text:p>
          </table:table-cell>
          <table:table-cell office:value-type="string" calcext:value-type="string">
            <text:p>E</text:p>
          </table:table-cell>
          <table:table-cell table:formula="of:=[.K9]/1000*0.2/(2.85*2.85/4)/PI()" office:value-type="float" office:value="0.0156754637702082" calcext:value-type="float">
            <text:p>0.015675463770208</text:p>
          </table:table-cell>
          <table:table-cell table:number-columns-repeated="4"/>
          <table:table-cell office:value-type="float" office:value="441.87" calcext:value-type="float">
            <text:p>441.8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3.5 Y-.5256 S0.015675463770208 E0.015675463770208</text:p>
          </table:table-cell>
          <table:table-cell office:value-type="string" calcext:value-type="string">
            <text:p>S</text:p>
          </table:table-cell>
          <table:table-cell table:formula="of:=[.J10]/1000*0.2/(2.85*2.85/4)/PI()" office:value-type="float" office:value="0.0156754637702082" calcext:value-type="float">
            <text:p>0.015675463770208</text:p>
          </table:table-cell>
          <table:table-cell office:value-type="string" calcext:value-type="string">
            <text:p>E</text:p>
          </table:table-cell>
          <table:table-cell table:formula="of:=[.K10]/1000*0.2/(2.85*2.85/4)/PI()" office:value-type="float" office:value="0.0156754637702082" calcext:value-type="float">
            <text:p>0.015675463770208</text:p>
          </table:table-cell>
          <table:table-cell table:number-columns-repeated="4"/>
          <table:table-cell table:number-columns-repeated="2" office:value-type="float" office:value="500" calcext:value-type="float">
            <text:p>500</text:p>
          </table:table-cell>
          <table:table-cell/>
          <table:table-cell office:value-type="float" office:value="404.74" calcext:value-type="float">
            <text:p>404.74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493.44" calcext:value-type="float">
            <text:p>493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;second poly</text:p>
          </table:table-cell>
          <table:table-cell table:number-columns-repeated="11"/>
          <table:table-cell office:value-type="float" office:value="381.09" calcext:value-type="float">
            <text:p>381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2.5 Y-1.5769</text:p>
          </table:table-cell>
          <table:table-cell office:value-type="string" calcext:value-type="string">
            <text:p>S</text:p>
          </table:table-cell>
          <table:table-cell table:formula="of:=[.J13]/1000*0.2/(2.85*2.85/4)/PI(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[.K13]/1000*0.2/(2.85*2.85/4)/PI()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1.25" calcext:value-type="float">
            <text:p>49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13.2903 Y-1.3256</text:p>
          </table:table-cell>
          <table:table-cell office:value-type="string" calcext:value-type="string">
            <text:p>S</text:p>
          </table:table-cell>
          <table:table-cell table:formula="of:=[.J14]/1000*0.2/(2.85*2.85/4)/PI()" office:value-type="float" office:value="0.0156754637702082" calcext:value-type="float">
            <text:p>0.015675463770208</text:p>
          </table:table-cell>
          <table:table-cell office:value-type="string" calcext:value-type="string">
            <text:p>E</text:p>
          </table:table-cell>
          <table:table-cell table:formula="of:=[.K14]/1000*0.2/(2.85*2.85/4)/PI()" office:value-type="float" office:value="0.0138530343522838" calcext:value-type="float">
            <text:p>0.013853034352284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441.87" calcext:value-type="float">
            <text:p>441.87</text:p>
          </table:table-cell>
          <table:table-cell/>
          <table:table-cell office:value-type="float" office:value="342.08" calcext:value-type="float">
            <text:p>342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14.3251 Y-.995</text:p>
          </table:table-cell>
          <table:table-cell office:value-type="string" calcext:value-type="string">
            <text:p>S</text:p>
          </table:table-cell>
          <table:table-cell table:formula="of:=[.J15]/1000*0.2/(2.85*2.85/4)/PI()" office:value-type="float" office:value="0.0138530343522838" calcext:value-type="float">
            <text:p>0.013853034352284</text:p>
          </table:table-cell>
          <table:table-cell office:value-type="string" calcext:value-type="string">
            <text:p>E</text:p>
          </table:table-cell>
          <table:table-cell table:formula="of:=[.K15]/1000*0.2/(2.85*2.85/4)/PI()" office:value-type="float" office:value="0.0156165240264322" calcext:value-type="float">
            <text:p>0.015616524026432</text:p>
          </table:table-cell>
          <table:table-cell table:number-columns-repeated="4"/>
          <table:table-cell office:value-type="float" office:value="441.87" calcext:value-type="float">
            <text:p>441.87</text:p>
          </table:table-cell>
          <table:table-cell office:value-type="float" office:value="498.12" calcext:value-type="float">
            <text:p>498.12</text:p>
          </table:table-cell>
          <table:table-cell/>
          <table:table-cell office:value-type="float" office:value="486.88" calcext:value-type="float">
            <text:p>486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23.5425 Y-.8636</text:p>
          </table:table-cell>
          <table:table-cell office:value-type="string" calcext:value-type="string">
            <text:p>S</text:p>
          </table:table-cell>
          <table:table-cell table:formula="of:=[.J16]/1000*0.2/(2.85*2.85/4)/PI()" office:value-type="float" office:value="0.0156165240264322" calcext:value-type="float">
            <text:p>0.015616524026432</text:p>
          </table:table-cell>
          <table:table-cell office:value-type="string" calcext:value-type="string">
            <text:p>E</text:p>
          </table:table-cell>
          <table:table-cell table:formula="of:=[.K16]/1000*0.2/(2.85*2.85/4)/PI()" office:value-type="float" office:value="0.013536703493401" calcext:value-type="float">
            <text:p>0.013536703493401</text:p>
          </table:table-cell>
          <table:table-cell table:number-columns-repeated="4"/>
          <table:table-cell office:value-type="float" office:value="498.12" calcext:value-type="float">
            <text:p>498.12</text:p>
          </table:table-cell>
          <table:table-cell office:value-type="float" office:value="431.78" calcext:value-type="float">
            <text:p>431.78</text:p>
          </table:table-cell>
          <table:table-cell/>
          <table:table-cell office:value-type="float" office:value="262.8" calcext:value-type="float">
            <text:p>262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24.5754 Y-.495</text:p>
          </table:table-cell>
          <table:table-cell office:value-type="string" calcext:value-type="string">
            <text:p>S</text:p>
          </table:table-cell>
          <table:table-cell table:formula="of:=[.J17]/1000*0.2/(2.85*2.85/4)/PI()" office:value-type="float" office:value="0.013536703493401" calcext:value-type="float">
            <text:p>0.013536703493401</text:p>
          </table:table-cell>
          <table:table-cell office:value-type="string" calcext:value-type="string">
            <text:p>E</text:p>
          </table:table-cell>
          <table:table-cell table:formula="of:=[.K17]/1000*0.2/(2.85*2.85/4)/PI()" office:value-type="float" office:value="0.0155381467075812" calcext:value-type="float">
            <text:p>0.015538146707581</text:p>
          </table:table-cell>
          <table:table-cell table:number-columns-repeated="4"/>
          <table:table-cell office:value-type="float" office:value="431.78" calcext:value-type="float">
            <text:p>431.78</text:p>
          </table:table-cell>
          <table:table-cell office:value-type="float" office:value="495.62" calcext:value-type="float">
            <text:p>495.62</text:p>
          </table:table-cell>
          <table:table-cell/>
          <table:table-cell office:value-type="float" office:value="471.52" calcext:value-type="float">
            <text:p>471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33.5328 Y-.4199</text:p>
          </table:table-cell>
          <table:table-cell office:value-type="string" calcext:value-type="string">
            <text:p>S</text:p>
          </table:table-cell>
          <table:table-cell table:formula="of:=[.J18]/1000*0.2/(2.85*2.85/4)/PI()" office:value-type="float" office:value="0.0155381467075812" calcext:value-type="float">
            <text:p>0.015538146707581</text:p>
          </table:table-cell>
          <table:table-cell office:value-type="string" calcext:value-type="string">
            <text:p>E</text:p>
          </table:table-cell>
          <table:table-cell table:formula="of:=[.K18]/1000*0.2/(2.85*2.85/4)/PI()" office:value-type="float" office:value="0.0131639409649455" calcext:value-type="float">
            <text:p>0.013163940964946</text:p>
          </table:table-cell>
          <table:table-cell table:number-columns-repeated="4"/>
          <table:table-cell office:value-type="float" office:value="495.62" calcext:value-type="float">
            <text:p>495.62</text:p>
          </table:table-cell>
          <table:table-cell office:value-type="float" office:value="419.89" calcext:value-type="float">
            <text:p>419.89</text:p>
          </table:table-cell>
          <table:table-cell/>
          <table:table-cell office:value-type="float" office:value="248.72" calcext:value-type="float">
            <text:p>248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 X34.5631 Y0</text:p>
          </table:table-cell>
          <table:table-cell office:value-type="string" calcext:value-type="string">
            <text:p>S</text:p>
          </table:table-cell>
          <table:table-cell table:formula="of:=[.J19]/1000*0.2/(2.85*2.85/4)/PI()" office:value-type="float" office:value="0.0131639409649455" calcext:value-type="float">
            <text:p>0.013163940964946</text:p>
          </table:table-cell>
          <table:table-cell office:value-type="string" calcext:value-type="string">
            <text:p>E</text:p>
          </table:table-cell>
          <table:table-cell table:formula="of:=[.K19]/1000*0.2/(2.85*2.85/4)/PI()" office:value-type="float" office:value="0.0154873582049657" calcext:value-type="float">
            <text:p>0.015487358204966</text:p>
          </table:table-cell>
          <table:table-cell table:number-columns-repeated="4"/>
          <table:table-cell office:value-type="float" office:value="419.89" calcext:value-type="float">
            <text:p>419.89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43.5243 Y0</text:p>
          </table:table-cell>
          <table:table-cell office:value-type="string" calcext:value-type="string">
            <text:p>S</text:p>
          </table:table-cell>
          <table:table-cell table:formula="of:=[.J20]/1000*0.2/(2.85*2.85/4)/PI()" office:value-type="float" office:value="0.0154873582049657" calcext:value-type="float">
            <text:p>0.015487358204966</text:p>
          </table:table-cell>
          <table:table-cell office:value-type="string" calcext:value-type="string">
            <text:p>E</text:p>
          </table:table-cell>
          <table:table-cell table:formula="of:=[.K20]/1000*0.2/(2.85*2.85/4)/PI()" office:value-type="float" office:value="0.0126889744127082" calcext:value-type="float">
            <text:p>0.012688974412708</text:p>
          </table:table-cell>
          <table:table-cell table:number-columns-repeated="4"/>
          <table:table-cell office:value-type="float" office:value="494" calcext:value-type="float">
            <text:p>494</text:p>
          </table:table-cell>
          <table:table-cell office:value-type="float" office:value="404.74" calcext:value-type="float">
            <text:p>404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34.5631 Y0</text:p>
          </table:table-cell>
          <table:table-cell office:value-type="string" calcext:value-type="string">
            <text:p>S</text:p>
          </table:table-cell>
          <table:table-cell table:formula="of:=[.J21]/1000*0.2/(2.85*2.85/4)/PI(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[.K21]/1000*0.2/(2.85*2.85/4)/PI()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33.5328 Y.4199</text:p>
          </table:table-cell>
          <table:table-cell office:value-type="string" calcext:value-type="string">
            <text:p>S</text:p>
          </table:table-cell>
          <table:table-cell table:formula="of:=[.J22]/1000*0.2/(2.85*2.85/4)/PI(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[.K22]/1000*0.2/(2.85*2.85/4)/PI()" office:value-type="float" office:value="0.0131639409649455" calcext:value-type="float">
            <text:p>0.01316394096494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19.89" calcext:value-type="float">
            <text:p>419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24.5754 Y.495</text:p>
          </table:table-cell>
          <table:table-cell office:value-type="string" calcext:value-type="string">
            <text:p>S</text:p>
          </table:table-cell>
          <table:table-cell table:formula="of:=[.J23]/1000*0.2/(2.85*2.85/4)/PI()" office:value-type="float" office:value="0.0131639409649455" calcext:value-type="float">
            <text:p>0.013163940964946</text:p>
          </table:table-cell>
          <table:table-cell office:value-type="string" calcext:value-type="string">
            <text:p>E</text:p>
          </table:table-cell>
          <table:table-cell table:formula="of:=[.K23]/1000*0.2/(2.85*2.85/4)/PI()" office:value-type="float" office:value="0.0155381467075812" calcext:value-type="float">
            <text:p>0.015538146707581</text:p>
          </table:table-cell>
          <table:table-cell table:number-columns-repeated="4"/>
          <table:table-cell office:value-type="float" office:value="419.89" calcext:value-type="float">
            <text:p>419.89</text:p>
          </table:table-cell>
          <table:table-cell office:value-type="float" office:value="495.62" calcext:value-type="float">
            <text:p>495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23.5425 Y.8636</text:p>
          </table:table-cell>
          <table:table-cell office:value-type="string" calcext:value-type="string">
            <text:p>S</text:p>
          </table:table-cell>
          <table:table-cell table:formula="of:=[.J24]/1000*0.2/(2.85*2.85/4)/PI()" office:value-type="float" office:value="0.0155381467075812" calcext:value-type="float">
            <text:p>0.015538146707581</text:p>
          </table:table-cell>
          <table:table-cell office:value-type="string" calcext:value-type="string">
            <text:p>E</text:p>
          </table:table-cell>
          <table:table-cell table:formula="of:=[.K24]/1000*0.2/(2.85*2.85/4)/PI()" office:value-type="float" office:value="0.013536703493401" calcext:value-type="float">
            <text:p>0.013536703493401</text:p>
          </table:table-cell>
          <table:table-cell table:number-columns-repeated="4"/>
          <table:table-cell office:value-type="float" office:value="495.62" calcext:value-type="float">
            <text:p>495.62</text:p>
          </table:table-cell>
          <table:table-cell office:value-type="float" office:value="431.78" calcext:value-type="float">
            <text:p>431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14.3251 Y.995</text:p>
          </table:table-cell>
          <table:table-cell office:value-type="string" calcext:value-type="string">
            <text:p>S</text:p>
          </table:table-cell>
          <table:table-cell table:formula="of:=[.J25]/1000*0.2/(2.85*2.85/4)/PI()" office:value-type="float" office:value="0.013536703493401" calcext:value-type="float">
            <text:p>0.013536703493401</text:p>
          </table:table-cell>
          <table:table-cell office:value-type="string" calcext:value-type="string">
            <text:p>E</text:p>
          </table:table-cell>
          <table:table-cell table:formula="of:=[.K25]/1000*0.2/(2.85*2.85/4)/PI()" office:value-type="float" office:value="0.0156165240264322" calcext:value-type="float">
            <text:p>0.015616524026432</text:p>
          </table:table-cell>
          <table:table-cell table:number-columns-repeated="4"/>
          <table:table-cell office:value-type="float" office:value="431.78" calcext:value-type="float">
            <text:p>431.78</text:p>
          </table:table-cell>
          <table:table-cell office:value-type="float" office:value="498.12" calcext:value-type="float">
            <text:p>498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13.2903 Y1.3256</text:p>
          </table:table-cell>
          <table:table-cell office:value-type="string" calcext:value-type="string">
            <text:p>S</text:p>
          </table:table-cell>
          <table:table-cell table:formula="of:=[.J26]/1000*0.2/(2.85*2.85/4)/PI()" office:value-type="float" office:value="0.0156165240264322" calcext:value-type="float">
            <text:p>0.015616524026432</text:p>
          </table:table-cell>
          <table:table-cell office:value-type="string" calcext:value-type="string">
            <text:p>E</text:p>
          </table:table-cell>
          <table:table-cell table:formula="of:=[.K26]/1000*0.2/(2.85*2.85/4)/PI()" office:value-type="float" office:value="0.0138530343522838" calcext:value-type="float">
            <text:p>0.013853034352284</text:p>
          </table:table-cell>
          <table:table-cell table:number-columns-repeated="4"/>
          <table:table-cell office:value-type="float" office:value="498.12" calcext:value-type="float">
            <text:p>498.12</text:p>
          </table:table-cell>
          <table:table-cell office:value-type="float" office:value="441.87" calcext:value-type="float">
            <text:p>441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2.5 Y1.5769</text:p>
          </table:table-cell>
          <table:table-cell office:value-type="string" calcext:value-type="string">
            <text:p>S</text:p>
          </table:table-cell>
          <table:table-cell table:formula="of:=[.J27]/1000*0.2/(2.85*2.85/4)/PI()" office:value-type="float" office:value="0.0138530343522838" calcext:value-type="float">
            <text:p>0.013853034352284</text:p>
          </table:table-cell>
          <table:table-cell office:value-type="string" calcext:value-type="string">
            <text:p>E</text:p>
          </table:table-cell>
          <table:table-cell table:formula="of:=[.K27]/1000*0.2/(2.85*2.85/4)/PI()" office:value-type="float" office:value="0.0156754637702082" calcext:value-type="float">
            <text:p>0.015675463770208</text:p>
          </table:table-cell>
          <table:table-cell table:number-columns-repeated="4"/>
          <table:table-cell office:value-type="float" office:value="441.87" calcext:value-type="float">
            <text:p>441.8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2.5 Y-1.5769</text:p>
          </table:table-cell>
          <table:table-cell office:value-type="string" calcext:value-type="string">
            <text:p>S</text:p>
          </table:table-cell>
          <table:table-cell table:formula="of:=[.J28]/1000*0.2/(2.85*2.85/4)/PI()" office:value-type="float" office:value="0.0156754637702082" calcext:value-type="float">
            <text:p>0.015675463770208</text:p>
          </table:table-cell>
          <table:table-cell office:value-type="string" calcext:value-type="string">
            <text:p>E</text:p>
          </table:table-cell>
          <table:table-cell table:formula="of:=[.K28]/1000*0.2/(2.85*2.85/4)/PI()" office:value-type="float" office:value="0.0156754637702082" calcext:value-type="float">
            <text:p>0.015675463770208</text:p>
          </table:table-cell>
          <table:table-cell table:number-columns-repeated="4"/>
          <table:table-cell table:number-columns-repeated="2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;third pol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5 X1.5 Y-2.6281</text:p>
          </table:table-cell>
          <table:table-cell office:value-type="string" calcext:value-type="string">
            <text:p>S</text:p>
          </table:table-cell>
          <table:table-cell table:formula="of:=[.J31]/1000*0.2/(2.85*2.85/4)/PI(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[.K31]/1000*0.2/(2.85*2.85/4)/PI()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13.3345 Y-2.2093</text:p>
          </table:table-cell>
          <table:table-cell office:value-type="string" calcext:value-type="string">
            <text:p>S</text:p>
          </table:table-cell>
          <table:table-cell table:formula="of:=[.J32]/1000*0.2/(2.85*2.85/4)/PI()" office:value-type="float" office:value="0.0156754637702082" calcext:value-type="float">
            <text:p>0.015675463770208</text:p>
          </table:table-cell>
          <table:table-cell office:value-type="string" calcext:value-type="string">
            <text:p>E</text:p>
          </table:table-cell>
          <table:table-cell table:formula="of:=[.K32]/1000*0.2/(2.85*2.85/4)/PI()" office:value-type="float" office:value="0.0138530343522838" calcext:value-type="float">
            <text:p>0.013853034352284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441.87" calcext:value-type="float">
            <text:p>441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14.3748 Y-1.990</text:p>
          </table:table-cell>
          <table:table-cell office:value-type="string" calcext:value-type="string">
            <text:p>S</text:p>
          </table:table-cell>
          <table:table-cell table:formula="of:=[.J33]/1000*0.2/(2.85*2.85/4)/PI()" office:value-type="float" office:value="0.0138530343522838" calcext:value-type="float">
            <text:p>0.013853034352284</text:p>
          </table:table-cell>
          <table:table-cell office:value-type="string" calcext:value-type="string">
            <text:p>E</text:p>
          </table:table-cell>
          <table:table-cell table:formula="of:=[.K33]/1000*0.2/(2.85*2.85/4)/PI()" office:value-type="float" office:value="0.0156165240264322" calcext:value-type="float">
            <text:p>0.015616524026432</text:p>
          </table:table-cell>
          <table:table-cell table:number-columns-repeated="4"/>
          <table:table-cell office:value-type="float" office:value="441.87" calcext:value-type="float">
            <text:p>441.87</text:p>
          </table:table-cell>
          <table:table-cell office:value-type="float" office:value="498.12" calcext:value-type="float">
            <text:p>498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23.5857 Y-1.7271</text:p>
          </table:table-cell>
          <table:table-cell office:value-type="string" calcext:value-type="string">
            <text:p>S</text:p>
          </table:table-cell>
          <table:table-cell table:formula="of:=[.J34]/1000*0.2/(2.85*2.85/4)/PI()" office:value-type="float" office:value="0.0156165240264322" calcext:value-type="float">
            <text:p>0.015616524026432</text:p>
          </table:table-cell>
          <table:table-cell office:value-type="string" calcext:value-type="string">
            <text:p>E</text:p>
          </table:table-cell>
          <table:table-cell table:formula="of:=[.K34]/1000*0.2/(2.85*2.85/4)/PI()" office:value-type="float" office:value="0.013536703493401" calcext:value-type="float">
            <text:p>0.013536703493401</text:p>
          </table:table-cell>
          <table:table-cell table:number-columns-repeated="4"/>
          <table:table-cell office:value-type="float" office:value="498.12" calcext:value-type="float">
            <text:p>498.12</text:p>
          </table:table-cell>
          <table:table-cell office:value-type="float" office:value="431.78" calcext:value-type="float">
            <text:p>431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24.6249 Y-1.4850</text:p>
          </table:table-cell>
          <table:table-cell office:value-type="string" calcext:value-type="string">
            <text:p>S</text:p>
          </table:table-cell>
          <table:table-cell table:formula="of:=[.J35]/1000*0.2/(2.85*2.85/4)/PI()" office:value-type="float" office:value="0.013536703493401" calcext:value-type="float">
            <text:p>0.013536703493401</text:p>
          </table:table-cell>
          <table:table-cell office:value-type="string" calcext:value-type="string">
            <text:p>E</text:p>
          </table:table-cell>
          <table:table-cell table:formula="of:=[.K35]/1000*0.2/(2.85*2.85/4)/PI()" office:value-type="float" office:value="0.0155381467075812" calcext:value-type="float">
            <text:p>0.015538146707581</text:p>
          </table:table-cell>
          <table:table-cell table:number-columns-repeated="4"/>
          <table:table-cell office:value-type="float" office:value="431.78" calcext:value-type="float">
            <text:p>431.78</text:p>
          </table:table-cell>
          <table:table-cell office:value-type="float" office:value="495.62" calcext:value-type="float">
            <text:p>495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33.5748 Y-1.2597</text:p>
          </table:table-cell>
          <table:table-cell office:value-type="string" calcext:value-type="string">
            <text:p>S</text:p>
          </table:table-cell>
          <table:table-cell table:formula="of:=[.J36]/1000*0.2/(2.85*2.85/4)/PI()" office:value-type="float" office:value="0.0155381467075812" calcext:value-type="float">
            <text:p>0.015538146707581</text:p>
          </table:table-cell>
          <table:table-cell office:value-type="string" calcext:value-type="string">
            <text:p>E</text:p>
          </table:table-cell>
          <table:table-cell table:formula="of:=[.K36]/1000*0.2/(2.85*2.85/4)/PI()" office:value-type="float" office:value="0.0131639409649455" calcext:value-type="float">
            <text:p>0.013163940964946</text:p>
          </table:table-cell>
          <table:table-cell table:number-columns-repeated="4"/>
          <table:table-cell office:value-type="float" office:value="495.62" calcext:value-type="float">
            <text:p>495.62</text:p>
          </table:table-cell>
          <table:table-cell office:value-type="float" office:value="419.89" calcext:value-type="float">
            <text:p>419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34.6124 Y-.9868</text:p>
          </table:table-cell>
          <table:table-cell office:value-type="string" calcext:value-type="string">
            <text:p>S</text:p>
          </table:table-cell>
          <table:table-cell table:formula="of:=[.J37]/1000*0.2/(2.85*2.85/4)/PI()" office:value-type="float" office:value="0.0131639409649455" calcext:value-type="float">
            <text:p>0.013163940964946</text:p>
          </table:table-cell>
          <table:table-cell office:value-type="string" calcext:value-type="string">
            <text:p>E</text:p>
          </table:table-cell>
          <table:table-cell table:formula="of:=[.K37]/1000*0.2/(2.85*2.85/4)/PI()" office:value-type="float" office:value="0.0154873582049657" calcext:value-type="float">
            <text:p>0.015487358204966</text:p>
          </table:table-cell>
          <table:table-cell table:number-columns-repeated="4"/>
          <table:table-cell office:value-type="float" office:value="419.89" calcext:value-type="float">
            <text:p>419.89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43.5648 Y-.8095</text:p>
          </table:table-cell>
          <table:table-cell office:value-type="string" calcext:value-type="string">
            <text:p>S</text:p>
          </table:table-cell>
          <table:table-cell table:formula="of:=[.J38]/1000*0.2/(2.85*2.85/4)/PI()" office:value-type="float" office:value="0.0154873582049657" calcext:value-type="float">
            <text:p>0.015487358204966</text:p>
          </table:table-cell>
          <table:table-cell office:value-type="string" calcext:value-type="string">
            <text:p>E</text:p>
          </table:table-cell>
          <table:table-cell table:formula="of:=[.K38]/1000*0.2/(2.85*2.85/4)/PI()" office:value-type="float" office:value="0.0126889744127082" calcext:value-type="float">
            <text:p>0.012688974412708</text:p>
          </table:table-cell>
          <table:table-cell table:number-columns-repeated="4"/>
          <table:table-cell office:value-type="float" office:value="494" calcext:value-type="float">
            <text:p>494</text:p>
          </table:table-cell>
          <table:table-cell office:value-type="float" office:value="404.74" calcext:value-type="float">
            <text:p>404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44.6002 Y-.4928</text:p>
          </table:table-cell>
          <table:table-cell office:value-type="string" calcext:value-type="string">
            <text:p>S</text:p>
          </table:table-cell>
          <table:table-cell table:formula="of:=[.J39]/1000*0.2/(2.85*2.85/4)/PI()" office:value-type="float" office:value="0.0126889744127082" calcext:value-type="float">
            <text:p>0.012688974412708</text:p>
          </table:table-cell>
          <table:table-cell office:value-type="string" calcext:value-type="string">
            <text:p>E</text:p>
          </table:table-cell>
          <table:table-cell table:formula="of:=[.K39]/1000*0.2/(2.85*2.85/4)/PI()" office:value-type="float" office:value="0.0154698016855431" calcext:value-type="float">
            <text:p>0.015469801685543</text:p>
          </table:table-cell>
          <table:table-cell table:number-columns-repeated="4"/>
          <table:table-cell office:value-type="float" office:value="404.74" calcext:value-type="float">
            <text:p>404.74</text:p>
          </table:table-cell>
          <table:table-cell office:value-type="float" office:value="493.44" calcext:value-type="float">
            <text:p>493.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53.5559 Y-.3811</text:p>
          </table:table-cell>
          <table:table-cell office:value-type="string" calcext:value-type="string">
            <text:p>S</text:p>
          </table:table-cell>
          <table:table-cell table:formula="of:=[.J40]/1000*0.2/(2.85*2.85/4)/PI()" office:value-type="float" office:value="0.0154698016855431" calcext:value-type="float">
            <text:p>0.015469801685543</text:p>
          </table:table-cell>
          <table:table-cell office:value-type="string" calcext:value-type="string">
            <text:p>E</text:p>
          </table:table-cell>
          <table:table-cell table:formula="of:=[.K40]/1000*0.2/(2.85*2.85/4)/PI()" office:value-type="float" office:value="0.0119475249763773" calcext:value-type="float">
            <text:p>0.011947524976377</text:p>
          </table:table-cell>
          <table:table-cell table:number-columns-repeated="4"/>
          <table:table-cell office:value-type="float" office:value="493.44" calcext:value-type="float">
            <text:p>493.44</text:p>
          </table:table-cell>
          <table:table-cell office:value-type="float" office:value="381.09" calcext:value-type="float">
            <text:p>381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54.5881 Y0</text:p>
          </table:table-cell>
          <table:table-cell office:value-type="string" calcext:value-type="string">
            <text:p>S</text:p>
          </table:table-cell>
          <table:table-cell table:formula="of:=[.J41]/1000*0.2/(2.85*2.85/4)/PI()" office:value-type="float" office:value="0.0119475249763773" calcext:value-type="float">
            <text:p>0.011947524976377</text:p>
          </table:table-cell>
          <table:table-cell office:value-type="string" calcext:value-type="string">
            <text:p>E</text:p>
          </table:table-cell>
          <table:table-cell table:formula="of:=[.K41]/1000*0.2/(2.85*2.85/4)/PI()" office:value-type="float" office:value="0.0154011431542296" calcext:value-type="float">
            <text:p>0.01540114315423</text:p>
          </table:table-cell>
          <table:table-cell table:number-columns-repeated="4"/>
          <table:table-cell office:value-type="float" office:value="381.09" calcext:value-type="float">
            <text:p>381.09</text:p>
          </table:table-cell>
          <table:table-cell office:value-type="float" office:value="491.25" calcext:value-type="float">
            <text:p>491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63.5493 Y0</text:p>
          </table:table-cell>
          <table:table-cell office:value-type="string" calcext:value-type="string">
            <text:p>S</text:p>
          </table:table-cell>
          <table:table-cell table:formula="of:=[.J42]/1000*0.2/(2.85*2.85/4)/PI()" office:value-type="float" office:value="0.0154011431542296" calcext:value-type="float">
            <text:p>0.01540114315423</text:p>
          </table:table-cell>
          <table:table-cell office:value-type="string" calcext:value-type="string">
            <text:p>E</text:p>
          </table:table-cell>
          <table:table-cell table:formula="of:=[.K42]/1000*0.2/(2.85*2.85/4)/PI()" office:value-type="float" office:value="0.0107245252930257" calcext:value-type="float">
            <text:p>0.010724525293026</text:p>
          </table:table-cell>
          <table:table-cell table:number-columns-repeated="4"/>
          <table:table-cell office:value-type="float" office:value="491.25" calcext:value-type="float">
            <text:p>491.25</text:p>
          </table:table-cell>
          <table:table-cell office:value-type="float" office:value="342.08" calcext:value-type="float">
            <text:p>342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54.5881 Y0</text:p>
          </table:table-cell>
          <table:table-cell office:value-type="string" calcext:value-type="string">
            <text:p>S</text:p>
          </table:table-cell>
          <table:table-cell table:formula="of:=[.J43]/1000*0.2/(2.85*2.85/4)/PI(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[.K43]/1000*0.2/(2.85*2.85/4)/PI()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53.5559 Y.3811</text:p>
          </table:table-cell>
          <table:table-cell office:value-type="string" calcext:value-type="string">
            <text:p>S</text:p>
          </table:table-cell>
          <table:table-cell table:formula="of:=[.J44]/1000*0.2/(2.85*2.85/4)/PI(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[.K44]/1000*0.2/(2.85*2.85/4)/PI()" office:value-type="float" office:value="0.0119475249763773" calcext:value-type="float">
            <text:p>0.01194752497637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81.09" calcext:value-type="float">
            <text:p>381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44.6002 Y.4928</text:p>
          </table:table-cell>
          <table:table-cell office:value-type="string" calcext:value-type="string">
            <text:p>S</text:p>
          </table:table-cell>
          <table:table-cell table:formula="of:=[.J45]/1000*0.2/(2.85*2.85/4)/PI()" office:value-type="float" office:value="0.0119475249763773" calcext:value-type="float">
            <text:p>0.011947524976377</text:p>
          </table:table-cell>
          <table:table-cell office:value-type="string" calcext:value-type="string">
            <text:p>E</text:p>
          </table:table-cell>
          <table:table-cell table:formula="of:=[.K45]/1000*0.2/(2.85*2.85/4)/PI()" office:value-type="float" office:value="0.0154698016855431" calcext:value-type="float">
            <text:p>0.015469801685543</text:p>
          </table:table-cell>
          <table:table-cell table:number-columns-repeated="4"/>
          <table:table-cell office:value-type="float" office:value="381.09" calcext:value-type="float">
            <text:p>381.09</text:p>
          </table:table-cell>
          <table:table-cell office:value-type="float" office:value="493.44" calcext:value-type="float">
            <text:p>493.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43.5648 Y.8095</text:p>
          </table:table-cell>
          <table:table-cell office:value-type="string" calcext:value-type="string">
            <text:p>S</text:p>
          </table:table-cell>
          <table:table-cell table:formula="of:=[.J46]/1000*0.2/(2.85*2.85/4)/PI()" office:value-type="float" office:value="0.0154698016855431" calcext:value-type="float">
            <text:p>0.015469801685543</text:p>
          </table:table-cell>
          <table:table-cell office:value-type="string" calcext:value-type="string">
            <text:p>E</text:p>
          </table:table-cell>
          <table:table-cell table:formula="of:=[.K46]/1000*0.2/(2.85*2.85/4)/PI()" office:value-type="float" office:value="0.0126889744127082" calcext:value-type="float">
            <text:p>0.012688974412708</text:p>
          </table:table-cell>
          <table:table-cell table:number-columns-repeated="4"/>
          <table:table-cell office:value-type="float" office:value="493.44" calcext:value-type="float">
            <text:p>493.44</text:p>
          </table:table-cell>
          <table:table-cell office:value-type="float" office:value="404.74" calcext:value-type="float">
            <text:p>404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34.6124 Y.9868</text:p>
          </table:table-cell>
          <table:table-cell office:value-type="string" calcext:value-type="string">
            <text:p>S</text:p>
          </table:table-cell>
          <table:table-cell table:formula="of:=[.J47]/1000*0.2/(2.85*2.85/4)/PI()" office:value-type="float" office:value="0.0126889744127082" calcext:value-type="float">
            <text:p>0.012688974412708</text:p>
          </table:table-cell>
          <table:table-cell office:value-type="string" calcext:value-type="string">
            <text:p>E</text:p>
          </table:table-cell>
          <table:table-cell table:formula="of:=[.K47]/1000*0.2/(2.85*2.85/4)/PI()" office:value-type="float" office:value="0.0154873582049657" calcext:value-type="float">
            <text:p>0.015487358204966</text:p>
          </table:table-cell>
          <table:table-cell table:number-columns-repeated="4"/>
          <table:table-cell office:value-type="float" office:value="404.74" calcext:value-type="float">
            <text:p>404.74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33.5748 Y1.2597</text:p>
          </table:table-cell>
          <table:table-cell office:value-type="string" calcext:value-type="string">
            <text:p>S</text:p>
          </table:table-cell>
          <table:table-cell table:formula="of:=[.J48]/1000*0.2/(2.85*2.85/4)/PI()" office:value-type="float" office:value="0.0154873582049657" calcext:value-type="float">
            <text:p>0.015487358204966</text:p>
          </table:table-cell>
          <table:table-cell office:value-type="string" calcext:value-type="string">
            <text:p>E</text:p>
          </table:table-cell>
          <table:table-cell table:formula="of:=[.K48]/1000*0.2/(2.85*2.85/4)/PI()" office:value-type="float" office:value="0.0131639409649455" calcext:value-type="float">
            <text:p>0.013163940964946</text:p>
          </table:table-cell>
          <table:table-cell table:number-columns-repeated="4"/>
          <table:table-cell office:value-type="float" office:value="494" calcext:value-type="float">
            <text:p>494</text:p>
          </table:table-cell>
          <table:table-cell office:value-type="float" office:value="419.89" calcext:value-type="float">
            <text:p>419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24.6249 Y1.4850</text:p>
          </table:table-cell>
          <table:table-cell office:value-type="string" calcext:value-type="string">
            <text:p>S</text:p>
          </table:table-cell>
          <table:table-cell table:formula="of:=[.J49]/1000*0.2/(2.85*2.85/4)/PI()" office:value-type="float" office:value="0.0131639409649455" calcext:value-type="float">
            <text:p>0.013163940964946</text:p>
          </table:table-cell>
          <table:table-cell office:value-type="string" calcext:value-type="string">
            <text:p>E</text:p>
          </table:table-cell>
          <table:table-cell table:formula="of:=[.K49]/1000*0.2/(2.85*2.85/4)/PI()" office:value-type="float" office:value="0.0155381467075812" calcext:value-type="float">
            <text:p>0.015538146707581</text:p>
          </table:table-cell>
          <table:table-cell table:number-columns-repeated="4"/>
          <table:table-cell office:value-type="float" office:value="419.89" calcext:value-type="float">
            <text:p>419.89</text:p>
          </table:table-cell>
          <table:table-cell office:value-type="float" office:value="495.62" calcext:value-type="float">
            <text:p>495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23.5857 Y1.7271</text:p>
          </table:table-cell>
          <table:table-cell office:value-type="string" calcext:value-type="string">
            <text:p>S</text:p>
          </table:table-cell>
          <table:table-cell table:formula="of:=[.J50]/1000*0.2/(2.85*2.85/4)/PI()" office:value-type="float" office:value="0.0155381467075812" calcext:value-type="float">
            <text:p>0.015538146707581</text:p>
          </table:table-cell>
          <table:table-cell office:value-type="string" calcext:value-type="string">
            <text:p>E</text:p>
          </table:table-cell>
          <table:table-cell table:formula="of:=[.K50]/1000*0.2/(2.85*2.85/4)/PI()" office:value-type="float" office:value="0.013536703493401" calcext:value-type="float">
            <text:p>0.013536703493401</text:p>
          </table:table-cell>
          <table:table-cell table:number-columns-repeated="4"/>
          <table:table-cell office:value-type="float" office:value="495.62" calcext:value-type="float">
            <text:p>495.62</text:p>
          </table:table-cell>
          <table:table-cell office:value-type="float" office:value="431.78" calcext:value-type="float">
            <text:p>431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14.3748 Y1.990</text:p>
          </table:table-cell>
          <table:table-cell office:value-type="string" calcext:value-type="string">
            <text:p>S</text:p>
          </table:table-cell>
          <table:table-cell table:formula="of:=[.J51]/1000*0.2/(2.85*2.85/4)/PI()" office:value-type="float" office:value="0.013536703493401" calcext:value-type="float">
            <text:p>0.013536703493401</text:p>
          </table:table-cell>
          <table:table-cell office:value-type="string" calcext:value-type="string">
            <text:p>E</text:p>
          </table:table-cell>
          <table:table-cell table:formula="of:=[.K51]/1000*0.2/(2.85*2.85/4)/PI()" office:value-type="float" office:value="0.0156165240264322" calcext:value-type="float">
            <text:p>0.015616524026432</text:p>
          </table:table-cell>
          <table:table-cell table:number-columns-repeated="4"/>
          <table:table-cell office:value-type="float" office:value="431.78" calcext:value-type="float">
            <text:p>431.78</text:p>
          </table:table-cell>
          <table:table-cell office:value-type="float" office:value="498.12" calcext:value-type="float">
            <text:p>498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13.3345 Y2.2093</text:p>
          </table:table-cell>
          <table:table-cell office:value-type="string" calcext:value-type="string">
            <text:p>S</text:p>
          </table:table-cell>
          <table:table-cell table:formula="of:=[.J52]/1000*0.2/(2.85*2.85/4)/PI()" office:value-type="float" office:value="0.0156165240264322" calcext:value-type="float">
            <text:p>0.015616524026432</text:p>
          </table:table-cell>
          <table:table-cell office:value-type="string" calcext:value-type="string">
            <text:p>E</text:p>
          </table:table-cell>
          <table:table-cell table:formula="of:=[.K52]/1000*0.2/(2.85*2.85/4)/PI()" office:value-type="float" office:value="0.0138530343522838" calcext:value-type="float">
            <text:p>0.013853034352284</text:p>
          </table:table-cell>
          <table:table-cell table:number-columns-repeated="4"/>
          <table:table-cell office:value-type="float" office:value="498.12" calcext:value-type="float">
            <text:p>498.12</text:p>
          </table:table-cell>
          <table:table-cell office:value-type="float" office:value="441.87" calcext:value-type="float">
            <text:p>441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1.5 Y2.6281</text:p>
          </table:table-cell>
          <table:table-cell office:value-type="string" calcext:value-type="string">
            <text:p>S</text:p>
          </table:table-cell>
          <table:table-cell table:formula="of:=[.J53]/1000*0.2/(2.85*2.85/4)/PI()" office:value-type="float" office:value="0.0138530343522838" calcext:value-type="float">
            <text:p>0.013853034352284</text:p>
          </table:table-cell>
          <table:table-cell office:value-type="string" calcext:value-type="string">
            <text:p>E</text:p>
          </table:table-cell>
          <table:table-cell table:formula="of:=[.K53]/1000*0.2/(2.85*2.85/4)/PI()" office:value-type="float" office:value="0.0156754637702082" calcext:value-type="float">
            <text:p>0.015675463770208</text:p>
          </table:table-cell>
          <table:table-cell table:number-columns-repeated="4"/>
          <table:table-cell office:value-type="float" office:value="441.87" calcext:value-type="float">
            <text:p>441.8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1.5 Y-2.6281</text:p>
          </table:table-cell>
          <table:table-cell office:value-type="string" calcext:value-type="string">
            <text:p>S</text:p>
          </table:table-cell>
          <table:table-cell table:formula="of:=[.J54]/1000*0.2/(2.85*2.85/4)/PI()" office:value-type="float" office:value="0.0156754637702082" calcext:value-type="float">
            <text:p>0.015675463770208</text:p>
          </table:table-cell>
          <table:table-cell office:value-type="string" calcext:value-type="string">
            <text:p>E</text:p>
          </table:table-cell>
          <table:table-cell table:formula="of:=[.K54]/1000*0.2/(2.85*2.85/4)/PI()" office:value-type="float" office:value="0.0156754637702082" calcext:value-type="float">
            <text:p>0.015675463770208</text:p>
          </table:table-cell>
          <table:table-cell table:number-columns-repeated="4"/>
          <table:table-cell table:number-columns-repeated="2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;fourth pol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5 X.5 Y-3.6794</text:p>
          </table:table-cell>
          <table:table-cell office:value-type="string" calcext:value-type="string">
            <text:p>S</text:p>
          </table:table-cell>
          <table:table-cell table:formula="of:=[.J57]/1000*0.2/(2.85*2.85/4)/PI(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[.K57]/1000*0.2/(2.85*2.85/4)/PI()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13.3788 Y-3.0931</text:p>
          </table:table-cell>
          <table:table-cell office:value-type="string" calcext:value-type="string">
            <text:p>S</text:p>
          </table:table-cell>
          <table:table-cell table:formula="of:=[.J58]/1000*0.2/(2.85*2.85/4)/PI()" office:value-type="float" office:value="0.0156754637702082" calcext:value-type="float">
            <text:p>0.015675463770208</text:p>
          </table:table-cell>
          <table:table-cell office:value-type="string" calcext:value-type="string">
            <text:p>E</text:p>
          </table:table-cell>
          <table:table-cell table:formula="of:=[.K58]/1000*0.2/(2.85*2.85/4)/PI()" office:value-type="float" office:value="0.0138530343522838" calcext:value-type="float">
            <text:p>0.013853034352284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441.87" calcext:value-type="float">
            <text:p>441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14.4246 Y-2.9851</text:p>
          </table:table-cell>
          <table:table-cell office:value-type="string" calcext:value-type="string">
            <text:p>S</text:p>
          </table:table-cell>
          <table:table-cell table:formula="of:=[.J59]/1000*0.2/(2.85*2.85/4)/PI()" office:value-type="float" office:value="0.0138530343522838" calcext:value-type="float">
            <text:p>0.013853034352284</text:p>
          </table:table-cell>
          <table:table-cell office:value-type="string" calcext:value-type="string">
            <text:p>E</text:p>
          </table:table-cell>
          <table:table-cell table:formula="of:=[.K59]/1000*0.2/(2.85*2.85/4)/PI()" office:value-type="float" office:value="0.0156165240264322" calcext:value-type="float">
            <text:p>0.015616524026432</text:p>
          </table:table-cell>
          <table:table-cell table:number-columns-repeated="4"/>
          <table:table-cell office:value-type="float" office:value="441.87" calcext:value-type="float">
            <text:p>441.87</text:p>
          </table:table-cell>
          <table:table-cell office:value-type="float" office:value="498.12" calcext:value-type="float">
            <text:p>498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23.6289 Y-2.5907</text:p>
          </table:table-cell>
          <table:table-cell office:value-type="string" calcext:value-type="string">
            <text:p>S</text:p>
          </table:table-cell>
          <table:table-cell table:formula="of:=[.J60]/1000*0.2/(2.85*2.85/4)/PI()" office:value-type="float" office:value="0.0156165240264322" calcext:value-type="float">
            <text:p>0.015616524026432</text:p>
          </table:table-cell>
          <table:table-cell office:value-type="string" calcext:value-type="string">
            <text:p>E</text:p>
          </table:table-cell>
          <table:table-cell table:formula="of:=[.K60]/1000*0.2/(2.85*2.85/4)/PI()" office:value-type="float" office:value="0.013536703493401" calcext:value-type="float">
            <text:p>0.013536703493401</text:p>
          </table:table-cell>
          <table:table-cell table:number-columns-repeated="4"/>
          <table:table-cell office:value-type="float" office:value="498.12" calcext:value-type="float">
            <text:p>498.12</text:p>
          </table:table-cell>
          <table:table-cell office:value-type="float" office:value="431.78" calcext:value-type="float">
            <text:p>431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24.6744 Y-2.4750</text:p>
          </table:table-cell>
          <table:table-cell office:value-type="string" calcext:value-type="string">
            <text:p>S</text:p>
          </table:table-cell>
          <table:table-cell table:formula="of:=[.J61]/1000*0.2/(2.85*2.85/4)/PI()" office:value-type="float" office:value="0.013536703493401" calcext:value-type="float">
            <text:p>0.013536703493401</text:p>
          </table:table-cell>
          <table:table-cell office:value-type="string" calcext:value-type="string">
            <text:p>E</text:p>
          </table:table-cell>
          <table:table-cell table:formula="of:=[.K61]/1000*0.2/(2.85*2.85/4)/PI()" office:value-type="float" office:value="0.0155381467075812" calcext:value-type="float">
            <text:p>0.015538146707581</text:p>
          </table:table-cell>
          <table:table-cell table:number-columns-repeated="4"/>
          <table:table-cell office:value-type="float" office:value="431.78" calcext:value-type="float">
            <text:p>431.78</text:p>
          </table:table-cell>
          <table:table-cell office:value-type="float" office:value="495.62" calcext:value-type="float">
            <text:p>495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33.6168 Y-2.0995</text:p>
          </table:table-cell>
          <table:table-cell office:value-type="string" calcext:value-type="string">
            <text:p>S</text:p>
          </table:table-cell>
          <table:table-cell table:formula="of:=[.J62]/1000*0.2/(2.85*2.85/4)/PI()" office:value-type="float" office:value="0.0155381467075812" calcext:value-type="float">
            <text:p>0.015538146707581</text:p>
          </table:table-cell>
          <table:table-cell office:value-type="string" calcext:value-type="string">
            <text:p>E</text:p>
          </table:table-cell>
          <table:table-cell table:formula="of:=[.K62]/1000*0.2/(2.85*2.85/4)/PI()" office:value-type="float" office:value="0.0131639409649455" calcext:value-type="float">
            <text:p>0.013163940964946</text:p>
          </table:table-cell>
          <table:table-cell table:number-columns-repeated="4"/>
          <table:table-cell office:value-type="float" office:value="495.62" calcext:value-type="float">
            <text:p>495.62</text:p>
          </table:table-cell>
          <table:table-cell office:value-type="float" office:value="419.89" calcext:value-type="float">
            <text:p>419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34.6618 Y-1.9735</text:p>
          </table:table-cell>
          <table:table-cell office:value-type="string" calcext:value-type="string">
            <text:p>S</text:p>
          </table:table-cell>
          <table:table-cell table:formula="of:=[.J63]/1000*0.2/(2.85*2.85/4)/PI()" office:value-type="float" office:value="0.0131639409649455" calcext:value-type="float">
            <text:p>0.013163940964946</text:p>
          </table:table-cell>
          <table:table-cell office:value-type="string" calcext:value-type="string">
            <text:p>E</text:p>
          </table:table-cell>
          <table:table-cell table:formula="of:=[.K63]/1000*0.2/(2.85*2.85/4)/PI()" office:value-type="float" office:value="0.0154873582049657" calcext:value-type="float">
            <text:p>0.015487358204966</text:p>
          </table:table-cell>
          <table:table-cell table:number-columns-repeated="4"/>
          <table:table-cell office:value-type="float" office:value="419.89" calcext:value-type="float">
            <text:p>419.89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43.6053 Y-1.6190</text:p>
          </table:table-cell>
          <table:table-cell office:value-type="string" calcext:value-type="string">
            <text:p>S</text:p>
          </table:table-cell>
          <table:table-cell table:formula="of:=[.J64]/1000*0.2/(2.85*2.85/4)/PI()" office:value-type="float" office:value="0.0154873582049657" calcext:value-type="float">
            <text:p>0.015487358204966</text:p>
          </table:table-cell>
          <table:table-cell office:value-type="string" calcext:value-type="string">
            <text:p>E</text:p>
          </table:table-cell>
          <table:table-cell table:formula="of:=[.K64]/1000*0.2/(2.85*2.85/4)/PI()" office:value-type="float" office:value="0.0126889744127082" calcext:value-type="float">
            <text:p>0.012688974412708</text:p>
          </table:table-cell>
          <table:table-cell table:number-columns-repeated="4"/>
          <table:table-cell office:value-type="float" office:value="494" calcext:value-type="float">
            <text:p>494</text:p>
          </table:table-cell>
          <table:table-cell office:value-type="float" office:value="404.74" calcext:value-type="float">
            <text:p>404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44.6495 Y-1.4785</text:p>
          </table:table-cell>
          <table:table-cell office:value-type="string" calcext:value-type="string">
            <text:p>S</text:p>
          </table:table-cell>
          <table:table-cell table:formula="of:=[.J65]/1000*0.2/(2.85*2.85/4)/PI()" office:value-type="float" office:value="0.0126889744127082" calcext:value-type="float">
            <text:p>0.012688974412708</text:p>
          </table:table-cell>
          <table:table-cell office:value-type="string" calcext:value-type="string">
            <text:p>E</text:p>
          </table:table-cell>
          <table:table-cell table:formula="of:=[.K65]/1000*0.2/(2.85*2.85/4)/PI()" office:value-type="float" office:value="0.0154698016855431" calcext:value-type="float">
            <text:p>0.015469801685543</text:p>
          </table:table-cell>
          <table:table-cell table:number-columns-repeated="4"/>
          <table:table-cell office:value-type="float" office:value="404.74" calcext:value-type="float">
            <text:p>404.74</text:p>
          </table:table-cell>
          <table:table-cell office:value-type="float" office:value="493.44" calcext:value-type="float">
            <text:p>493.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53.5940 Y-1.1433</text:p>
          </table:table-cell>
          <table:table-cell office:value-type="string" calcext:value-type="string">
            <text:p>S</text:p>
          </table:table-cell>
          <table:table-cell table:formula="of:=[.J66]/1000*0.2/(2.85*2.85/4)/PI()" office:value-type="float" office:value="0.0154698016855431" calcext:value-type="float">
            <text:p>0.015469801685543</text:p>
          </table:table-cell>
          <table:table-cell office:value-type="string" calcext:value-type="string">
            <text:p>E</text:p>
          </table:table-cell>
          <table:table-cell table:formula="of:=[.K66]/1000*0.2/(2.85*2.85/4)/PI()" office:value-type="float" office:value="0.0119475249763773" calcext:value-type="float">
            <text:p>0.011947524976377</text:p>
          </table:table-cell>
          <table:table-cell table:number-columns-repeated="4"/>
          <table:table-cell office:value-type="float" office:value="493.44" calcext:value-type="float">
            <text:p>493.44</text:p>
          </table:table-cell>
          <table:table-cell office:value-type="float" office:value="381.09" calcext:value-type="float">
            <text:p>381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54.6371 Y-.9813</text:p>
          </table:table-cell>
          <table:table-cell office:value-type="string" calcext:value-type="string">
            <text:p>S</text:p>
          </table:table-cell>
          <table:table-cell table:formula="of:=[.J67]/1000*0.2/(2.85*2.85/4)/PI()" office:value-type="float" office:value="0.0119475249763773" calcext:value-type="float">
            <text:p>0.011947524976377</text:p>
          </table:table-cell>
          <table:table-cell office:value-type="string" calcext:value-type="string">
            <text:p>E</text:p>
          </table:table-cell>
          <table:table-cell table:formula="of:=[.K67]/1000*0.2/(2.85*2.85/4)/PI()" office:value-type="float" office:value="0.0154011431542296" calcext:value-type="float">
            <text:p>0.01540114315423</text:p>
          </table:table-cell>
          <table:table-cell table:number-columns-repeated="4"/>
          <table:table-cell office:value-type="float" office:value="381.09" calcext:value-type="float">
            <text:p>381.09</text:p>
          </table:table-cell>
          <table:table-cell office:value-type="float" office:value="491.25" calcext:value-type="float">
            <text:p>491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63.5834 Y-.6833</text:p>
          </table:table-cell>
          <table:table-cell office:value-type="string" calcext:value-type="string">
            <text:p>S</text:p>
          </table:table-cell>
          <table:table-cell table:formula="of:=[.J68]/1000*0.2/(2.85*2.85/4)/PI()" office:value-type="float" office:value="0.0154011431542296" calcext:value-type="float">
            <text:p>0.01540114315423</text:p>
          </table:table-cell>
          <table:table-cell office:value-type="string" calcext:value-type="string">
            <text:p>E</text:p>
          </table:table-cell>
          <table:table-cell table:formula="of:=[.K68]/1000*0.2/(2.85*2.85/4)/PI()" office:value-type="float" office:value="0.0107245252930257" calcext:value-type="float">
            <text:p>0.010724525293026</text:p>
          </table:table-cell>
          <table:table-cell table:number-columns-repeated="4"/>
          <table:table-cell office:value-type="float" office:value="491.25" calcext:value-type="float">
            <text:p>491.25</text:p>
          </table:table-cell>
          <table:table-cell office:value-type="float" office:value="342.08" calcext:value-type="float">
            <text:p>342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64.6248 Y-.4863</text:p>
          </table:table-cell>
          <table:table-cell office:value-type="string" calcext:value-type="string">
            <text:p>S</text:p>
          </table:table-cell>
          <table:table-cell table:formula="of:=[.J69]/1000*0.2/(2.85*2.85/4)/PI()" office:value-type="float" office:value="0.0107245252930257" calcext:value-type="float">
            <text:p>0.010724525293026</text:p>
          </table:table-cell>
          <table:table-cell office:value-type="string" calcext:value-type="string">
            <text:p>E</text:p>
          </table:table-cell>
          <table:table-cell table:formula="of:=[.K69]/1000*0.2/(2.85*2.85/4)/PI()" office:value-type="float" office:value="0.015264139600878" calcext:value-type="float">
            <text:p>0.015264139600878</text:p>
          </table:table-cell>
          <table:table-cell table:number-columns-repeated="4"/>
          <table:table-cell office:value-type="float" office:value="342.08" calcext:value-type="float">
            <text:p>342.08</text:p>
          </table:table-cell>
          <table:table-cell office:value-type="float" office:value="486.88" calcext:value-type="float">
            <text:p>486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73.5749 Y-.2628</text:p>
          </table:table-cell>
          <table:table-cell office:value-type="string" calcext:value-type="string">
            <text:p>S</text:p>
          </table:table-cell>
          <table:table-cell table:formula="of:=[.J70]/1000*0.2/(2.85*2.85/4)/PI()" office:value-type="float" office:value="0.015264139600878" calcext:value-type="float">
            <text:p>0.015264139600878</text:p>
          </table:table-cell>
          <table:table-cell office:value-type="string" calcext:value-type="string">
            <text:p>E</text:p>
          </table:table-cell>
          <table:table-cell table:formula="of:=[.K70]/1000*0.2/(2.85*2.85/4)/PI()" office:value-type="float" office:value="0.00823902375762144" calcext:value-type="float">
            <text:p>0.008239023757621</text:p>
          </table:table-cell>
          <table:table-cell table:number-columns-repeated="4"/>
          <table:table-cell office:value-type="float" office:value="486.88" calcext:value-type="float">
            <text:p>486.88</text:p>
          </table:table-cell>
          <table:table-cell office:value-type="float" office:value="262.8" calcext:value-type="float">
            <text:p>262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74.5936 Y0</text:p>
          </table:table-cell>
          <table:table-cell office:value-type="string" calcext:value-type="string">
            <text:p>S</text:p>
          </table:table-cell>
          <table:table-cell table:formula="of:=[.J71]/1000*0.2/(2.85*2.85/4)/PI()" office:value-type="float" office:value="0.00823902375762144" calcext:value-type="float">
            <text:p>0.008239023757621</text:p>
          </table:table-cell>
          <table:table-cell office:value-type="string" calcext:value-type="string">
            <text:p>E</text:p>
          </table:table-cell>
          <table:table-cell table:formula="of:=[.K71]/1000*0.2/(2.85*2.85/4)/PI()" office:value-type="float" office:value="0.0147825893538572" calcext:value-type="float">
            <text:p>0.014782589353857</text:p>
          </table:table-cell>
          <table:table-cell table:number-columns-repeated="4"/>
          <table:table-cell office:value-type="float" office:value="262.8" calcext:value-type="float">
            <text:p>262.8</text:p>
          </table:table-cell>
          <table:table-cell office:value-type="float" office:value="471.52" calcext:value-type="float">
            <text:p>471.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78.5680 Y0</text:p>
          </table:table-cell>
          <table:table-cell office:value-type="string" calcext:value-type="string">
            <text:p>S</text:p>
          </table:table-cell>
          <table:table-cell table:formula="of:=[.J72]/1000*0.2/(2.85*2.85/4)/PI()" office:value-type="float" office:value="0.0147825893538572" calcext:value-type="float">
            <text:p>0.014782589353857</text:p>
          </table:table-cell>
          <table:table-cell office:value-type="string" calcext:value-type="string">
            <text:p>E</text:p>
          </table:table-cell>
          <table:table-cell table:formula="of:=[.K72]/1000*0.2/(2.85*2.85/4)/PI()" office:value-type="float" office:value="0.00779760269785238" calcext:value-type="float">
            <text:p>0.007797602697852</text:p>
          </table:table-cell>
          <table:table-cell table:number-columns-repeated="4"/>
          <table:table-cell office:value-type="float" office:value="471.52" calcext:value-type="float">
            <text:p>471.52</text:p>
          </table:table-cell>
          <table:table-cell office:value-type="float" office:value="248.72" calcext:value-type="float">
            <text:p>248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74.5936 Y0</text:p>
          </table:table-cell>
          <table:table-cell office:value-type="string" calcext:value-type="string">
            <text:p>S</text:p>
          </table:table-cell>
          <table:table-cell table:formula="of:=[.J73]/1000*0.2/(2.85*2.85/4)/PI(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[.K73]/1000*0.2/(2.85*2.85/4)/PI()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73.5749 Y.2628</text:p>
          </table:table-cell>
          <table:table-cell office:value-type="string" calcext:value-type="string">
            <text:p>S</text:p>
          </table:table-cell>
          <table:table-cell table:formula="of:=[.J74]/1000*0.2/(2.85*2.85/4)/PI(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[.K74]/1000*0.2/(2.85*2.85/4)/PI()" office:value-type="float" office:value="0.00823902375762144" calcext:value-type="float">
            <text:p>0.00823902375762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62.8" calcext:value-type="float">
            <text:p>262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64.6248 Y.4863</text:p>
          </table:table-cell>
          <table:table-cell office:value-type="string" calcext:value-type="string">
            <text:p>S</text:p>
          </table:table-cell>
          <table:table-cell table:formula="of:=[.J75]/1000*0.2/(2.85*2.85/4)/PI()" office:value-type="float" office:value="0.00823902375762144" calcext:value-type="float">
            <text:p>0.008239023757621</text:p>
          </table:table-cell>
          <table:table-cell office:value-type="string" calcext:value-type="string">
            <text:p>E</text:p>
          </table:table-cell>
          <table:table-cell table:formula="of:=[.K75]/1000*0.2/(2.85*2.85/4)/PI()" office:value-type="float" office:value="0.015264139600878" calcext:value-type="float">
            <text:p>0.015264139600878</text:p>
          </table:table-cell>
          <table:table-cell table:number-columns-repeated="4"/>
          <table:table-cell office:value-type="float" office:value="262.8" calcext:value-type="float">
            <text:p>262.8</text:p>
          </table:table-cell>
          <table:table-cell office:value-type="float" office:value="486.88" calcext:value-type="float">
            <text:p>486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63.5834 Y.6833</text:p>
          </table:table-cell>
          <table:table-cell office:value-type="string" calcext:value-type="string">
            <text:p>S</text:p>
          </table:table-cell>
          <table:table-cell table:formula="of:=[.J76]/1000*0.2/(2.85*2.85/4)/PI()" office:value-type="float" office:value="0.015264139600878" calcext:value-type="float">
            <text:p>0.015264139600878</text:p>
          </table:table-cell>
          <table:table-cell office:value-type="string" calcext:value-type="string">
            <text:p>E</text:p>
          </table:table-cell>
          <table:table-cell table:formula="of:=[.K76]/1000*0.2/(2.85*2.85/4)/PI()" office:value-type="float" office:value="0.0107245252930257" calcext:value-type="float">
            <text:p>0.010724525293026</text:p>
          </table:table-cell>
          <table:table-cell table:number-columns-repeated="4"/>
          <table:table-cell office:value-type="float" office:value="486.88" calcext:value-type="float">
            <text:p>486.88</text:p>
          </table:table-cell>
          <table:table-cell office:value-type="float" office:value="342.08" calcext:value-type="float">
            <text:p>342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54.6371 Y.9813</text:p>
          </table:table-cell>
          <table:table-cell office:value-type="string" calcext:value-type="string">
            <text:p>S</text:p>
          </table:table-cell>
          <table:table-cell table:formula="of:=[.J77]/1000*0.2/(2.85*2.85/4)/PI()" office:value-type="float" office:value="0.0107245252930257" calcext:value-type="float">
            <text:p>0.010724525293026</text:p>
          </table:table-cell>
          <table:table-cell office:value-type="string" calcext:value-type="string">
            <text:p>E</text:p>
          </table:table-cell>
          <table:table-cell table:formula="of:=[.K77]/1000*0.2/(2.85*2.85/4)/PI()" office:value-type="float" office:value="0.0154011431542296" calcext:value-type="float">
            <text:p>0.01540114315423</text:p>
          </table:table-cell>
          <table:table-cell table:number-columns-repeated="4"/>
          <table:table-cell office:value-type="float" office:value="342.08" calcext:value-type="float">
            <text:p>342.08</text:p>
          </table:table-cell>
          <table:table-cell office:value-type="float" office:value="491.25" calcext:value-type="float">
            <text:p>491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53.5940 Y1.1433</text:p>
          </table:table-cell>
          <table:table-cell office:value-type="string" calcext:value-type="string">
            <text:p>S</text:p>
          </table:table-cell>
          <table:table-cell table:formula="of:=[.J78]/1000*0.2/(2.85*2.85/4)/PI()" office:value-type="float" office:value="0.0154011431542296" calcext:value-type="float">
            <text:p>0.01540114315423</text:p>
          </table:table-cell>
          <table:table-cell office:value-type="string" calcext:value-type="string">
            <text:p>E</text:p>
          </table:table-cell>
          <table:table-cell table:formula="of:=[.K78]/1000*0.2/(2.85*2.85/4)/PI()" office:value-type="float" office:value="0.0119475249763773" calcext:value-type="float">
            <text:p>0.011947524976377</text:p>
          </table:table-cell>
          <table:table-cell table:number-columns-repeated="4"/>
          <table:table-cell office:value-type="float" office:value="491.25" calcext:value-type="float">
            <text:p>491.25</text:p>
          </table:table-cell>
          <table:table-cell office:value-type="float" office:value="381.09" calcext:value-type="float">
            <text:p>381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44.6495 Y1.4785</text:p>
          </table:table-cell>
          <table:table-cell office:value-type="string" calcext:value-type="string">
            <text:p>S</text:p>
          </table:table-cell>
          <table:table-cell table:formula="of:=[.J79]/1000*0.2/(2.85*2.85/4)/PI()" office:value-type="float" office:value="0.0119475249763773" calcext:value-type="float">
            <text:p>0.011947524976377</text:p>
          </table:table-cell>
          <table:table-cell office:value-type="string" calcext:value-type="string">
            <text:p>E</text:p>
          </table:table-cell>
          <table:table-cell table:formula="of:=[.K79]/1000*0.2/(2.85*2.85/4)/PI()" office:value-type="float" office:value="0.0154698016855431" calcext:value-type="float">
            <text:p>0.015469801685543</text:p>
          </table:table-cell>
          <table:table-cell table:number-columns-repeated="4"/>
          <table:table-cell office:value-type="float" office:value="381.09" calcext:value-type="float">
            <text:p>381.09</text:p>
          </table:table-cell>
          <table:table-cell office:value-type="float" office:value="493.44" calcext:value-type="float">
            <text:p>493.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43.6053 Y1.6190</text:p>
          </table:table-cell>
          <table:table-cell office:value-type="string" calcext:value-type="string">
            <text:p>S</text:p>
          </table:table-cell>
          <table:table-cell table:formula="of:=[.J80]/1000*0.2/(2.85*2.85/4)/PI()" office:value-type="float" office:value="0.0154698016855431" calcext:value-type="float">
            <text:p>0.015469801685543</text:p>
          </table:table-cell>
          <table:table-cell office:value-type="string" calcext:value-type="string">
            <text:p>E</text:p>
          </table:table-cell>
          <table:table-cell table:formula="of:=[.K80]/1000*0.2/(2.85*2.85/4)/PI()" office:value-type="float" office:value="0.0126889744127082" calcext:value-type="float">
            <text:p>0.012688974412708</text:p>
          </table:table-cell>
          <table:table-cell table:number-columns-repeated="4"/>
          <table:table-cell office:value-type="float" office:value="493.44" calcext:value-type="float">
            <text:p>493.44</text:p>
          </table:table-cell>
          <table:table-cell office:value-type="float" office:value="404.74" calcext:value-type="float">
            <text:p>404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34.6618 Y1.9735</text:p>
          </table:table-cell>
          <table:table-cell office:value-type="string" calcext:value-type="string">
            <text:p>S</text:p>
          </table:table-cell>
          <table:table-cell table:formula="of:=[.J81]/1000*0.2/(2.85*2.85/4)/PI()" office:value-type="float" office:value="0.0126889744127082" calcext:value-type="float">
            <text:p>0.012688974412708</text:p>
          </table:table-cell>
          <table:table-cell office:value-type="string" calcext:value-type="string">
            <text:p>E</text:p>
          </table:table-cell>
          <table:table-cell table:formula="of:=[.K81]/1000*0.2/(2.85*2.85/4)/PI()" office:value-type="float" office:value="0.0154873582049657" calcext:value-type="float">
            <text:p>0.015487358204966</text:p>
          </table:table-cell>
          <table:table-cell table:number-columns-repeated="4"/>
          <table:table-cell office:value-type="float" office:value="404.74" calcext:value-type="float">
            <text:p>404.74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33.6168 Y2.0995</text:p>
          </table:table-cell>
          <table:table-cell office:value-type="string" calcext:value-type="string">
            <text:p>S</text:p>
          </table:table-cell>
          <table:table-cell table:formula="of:=[.J82]/1000*0.2/(2.85*2.85/4)/PI()" office:value-type="float" office:value="0.0154873582049657" calcext:value-type="float">
            <text:p>0.015487358204966</text:p>
          </table:table-cell>
          <table:table-cell office:value-type="string" calcext:value-type="string">
            <text:p>E</text:p>
          </table:table-cell>
          <table:table-cell table:formula="of:=[.K82]/1000*0.2/(2.85*2.85/4)/PI()" office:value-type="float" office:value="0.0131639409649455" calcext:value-type="float">
            <text:p>0.013163940964946</text:p>
          </table:table-cell>
          <table:table-cell table:number-columns-repeated="4"/>
          <table:table-cell office:value-type="float" office:value="494" calcext:value-type="float">
            <text:p>494</text:p>
          </table:table-cell>
          <table:table-cell office:value-type="float" office:value="419.89" calcext:value-type="float">
            <text:p>419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24.6744 Y2.4750</text:p>
          </table:table-cell>
          <table:table-cell office:value-type="string" calcext:value-type="string">
            <text:p>S</text:p>
          </table:table-cell>
          <table:table-cell table:formula="of:=[.J83]/1000*0.2/(2.85*2.85/4)/PI()" office:value-type="float" office:value="0.0131639409649455" calcext:value-type="float">
            <text:p>0.013163940964946</text:p>
          </table:table-cell>
          <table:table-cell office:value-type="string" calcext:value-type="string">
            <text:p>E</text:p>
          </table:table-cell>
          <table:table-cell table:formula="of:=[.K83]/1000*0.2/(2.85*2.85/4)/PI()" office:value-type="float" office:value="0.0155381467075812" calcext:value-type="float">
            <text:p>0.015538146707581</text:p>
          </table:table-cell>
          <table:table-cell table:number-columns-repeated="4"/>
          <table:table-cell office:value-type="float" office:value="419.89" calcext:value-type="float">
            <text:p>419.89</text:p>
          </table:table-cell>
          <table:table-cell office:value-type="float" office:value="495.62" calcext:value-type="float">
            <text:p>495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23.6289 Y2.5907</text:p>
          </table:table-cell>
          <table:table-cell office:value-type="string" calcext:value-type="string">
            <text:p>S</text:p>
          </table:table-cell>
          <table:table-cell table:formula="of:=[.J84]/1000*0.2/(2.85*2.85/4)/PI()" office:value-type="float" office:value="0.0155381467075812" calcext:value-type="float">
            <text:p>0.015538146707581</text:p>
          </table:table-cell>
          <table:table-cell office:value-type="string" calcext:value-type="string">
            <text:p>E</text:p>
          </table:table-cell>
          <table:table-cell table:formula="of:=[.K84]/1000*0.2/(2.85*2.85/4)/PI()" office:value-type="float" office:value="0.013536703493401" calcext:value-type="float">
            <text:p>0.013536703493401</text:p>
          </table:table-cell>
          <table:table-cell table:number-columns-repeated="4"/>
          <table:table-cell office:value-type="float" office:value="495.62" calcext:value-type="float">
            <text:p>495.62</text:p>
          </table:table-cell>
          <table:table-cell office:value-type="float" office:value="431.78" calcext:value-type="float">
            <text:p>431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14.4246 Y2.9851</text:p>
          </table:table-cell>
          <table:table-cell office:value-type="string" calcext:value-type="string">
            <text:p>S</text:p>
          </table:table-cell>
          <table:table-cell table:formula="of:=[.J85]/1000*0.2/(2.85*2.85/4)/PI()" office:value-type="float" office:value="0.013536703493401" calcext:value-type="float">
            <text:p>0.013536703493401</text:p>
          </table:table-cell>
          <table:table-cell office:value-type="string" calcext:value-type="string">
            <text:p>E</text:p>
          </table:table-cell>
          <table:table-cell table:formula="of:=[.K85]/1000*0.2/(2.85*2.85/4)/PI()" office:value-type="float" office:value="0.0156165240264322" calcext:value-type="float">
            <text:p>0.015616524026432</text:p>
          </table:table-cell>
          <table:table-cell table:number-columns-repeated="4"/>
          <table:table-cell office:value-type="float" office:value="431.78" calcext:value-type="float">
            <text:p>431.78</text:p>
          </table:table-cell>
          <table:table-cell office:value-type="float" office:value="498.12" calcext:value-type="float">
            <text:p>498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13.3788 Y3.0931</text:p>
          </table:table-cell>
          <table:table-cell office:value-type="string" calcext:value-type="string">
            <text:p>S</text:p>
          </table:table-cell>
          <table:table-cell table:formula="of:=[.J86]/1000*0.2/(2.85*2.85/4)/PI()" office:value-type="float" office:value="0.0156165240264322" calcext:value-type="float">
            <text:p>0.015616524026432</text:p>
          </table:table-cell>
          <table:table-cell office:value-type="string" calcext:value-type="string">
            <text:p>E</text:p>
          </table:table-cell>
          <table:table-cell table:formula="of:=[.K86]/1000*0.2/(2.85*2.85/4)/PI()" office:value-type="float" office:value="0.0138530343522838" calcext:value-type="float">
            <text:p>0.013853034352284</text:p>
          </table:table-cell>
          <table:table-cell table:number-columns-repeated="4"/>
          <table:table-cell office:value-type="float" office:value="498.12" calcext:value-type="float">
            <text:p>498.12</text:p>
          </table:table-cell>
          <table:table-cell office:value-type="float" office:value="441.87" calcext:value-type="float">
            <text:p>441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.5 Y3.6794</text:p>
          </table:table-cell>
          <table:table-cell office:value-type="string" calcext:value-type="string">
            <text:p>S</text:p>
          </table:table-cell>
          <table:table-cell table:formula="of:=[.J87]/1000*0.2/(2.85*2.85/4)/PI()" office:value-type="float" office:value="0.0138530343522838" calcext:value-type="float">
            <text:p>0.013853034352284</text:p>
          </table:table-cell>
          <table:table-cell office:value-type="string" calcext:value-type="string">
            <text:p>E</text:p>
          </table:table-cell>
          <table:table-cell table:formula="of:=[.K87]/1000*0.2/(2.85*2.85/4)/PI()" office:value-type="float" office:value="0.0156754637702082" calcext:value-type="float">
            <text:p>0.015675463770208</text:p>
          </table:table-cell>
          <table:table-cell table:number-columns-repeated="4"/>
          <table:table-cell office:value-type="float" office:value="441.87" calcext:value-type="float">
            <text:p>441.8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 X.5 Y-3.6794</text:p>
          </table:table-cell>
          <table:table-cell office:value-type="string" calcext:value-type="string">
            <text:p>S</text:p>
          </table:table-cell>
          <table:table-cell table:formula="of:=[.J88]/1000*0.2/(2.85*2.85/4)/PI()" office:value-type="float" office:value="0.0156754637702082" calcext:value-type="float">
            <text:p>0.015675463770208</text:p>
          </table:table-cell>
          <table:table-cell office:value-type="string" calcext:value-type="string">
            <text:p>E</text:p>
          </table:table-cell>
          <table:table-cell table:formula="of:=[.K88]/1000*0.2/(2.85*2.85/4)/PI()" office:value-type="float" office:value="0.0156754637702082" calcext:value-type="float">
            <text:p>0.015675463770208</text:p>
          </table:table-cell>
          <table:table-cell table:number-columns-repeated="4"/>
          <table:table-cell table:number-columns-repeated="2" office:value-type="float" office:value="500" calcext:value-type="float">
            <text:p>500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wedge_4_80_v2.H58:wedge_4_80_v2.I7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1T18:58:26.979801373</dc:date>
    <dc:creator>Tim Kuipers</dc:creator>
    <meta:editing-duration>PT19M48S</meta:editing-duration>
    <meta:editing-cycles>6</meta:editing-cycles>
    <meta:document-statistic meta:table-count="1" meta:cell-count="581" meta:object-count="0"/>
  </office:meta>
</office:document-meta>
</file>